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10, EECS 397/600: DARPA Robotics Challenge</text:p>
      <text:p text:style-name="P1">System Integration: Wall Cutting</text:p>
      <text:p text:style-name="P1">due Tuesday, November 18</text:p>
      <text:p text:style-name="P1"/>
      <text:p text:style-name="P2">For the following, you will be organized into 4-person teams. <text:s/>The objective is to integrate multiple capabilities to create a system for wall cutting. <text:s/>Your tasks are:</text:p>
      <text:p text:style-name="P3">Operator interface design:</text:p>
      <text:p text:style-name="P2">The operator interface should have the following functionality:</text:p>
      <text:p text:style-name="P2"><text:span text:style-name="T1">Wall identification</text:span>: From Rviz, the operator should see LIDAR-based point-cloud points on a wall. <text:s/>The operator selects three patches (using point-cloud selection), and from this, a corresponding wall distance and wall angle (relative to pelvis orientation) are returned.</text:p>
      <text:p text:style-name="P2"><text:span text:style-name="T1">Cuttability computation: </text:span>using the wall distance and wall angle, the cuttable regions of the wall should be computed (see package: cuttability_ik and example_wall_cutting, and their README files). </text:p>
      <text:p text:style-name="P2"><text:span text:style-name="T1">Cuttability template overlay</text:span>: <text:s text:c="2"/>A graphical overlay (markers) of the cuttability regions should be displayed on the wall in Rviz.</text:p>
      <text:p text:style-name="P2"><text:span text:style-name="T1">Contour specification interface</text:span>: the operator should be able to select “patches” of point-cloud points from the Rviz display (restricted to the cuttable regions). <text:s/>These patches will define a sequence of vertices of a polyline, implying the desired contour to cut. <text:s/>The resulting vertices should be communicated to the system for cutting execution.</text:p>
      <text:p text:style-name="P2"/>
      <text:p text:style-name="P2"><text:span text:style-name="T2">Joint-space Path Plan Generation</text:span>: <text:s/></text:p>
      <text:p text:style-name="P2">Given the polyline vertices, a corresponding path plan should be generated, consisting of 8-DOF solutions that include: 6 right-arm joints, 1 torso joint, and pelvis height. <text:s/>(see the packages example_joint_space_planner and example_wall_cutting). <text:s/></text:p>
      <text:p text:style-name="P2">This solution should be design as an “action server”. <text:s/>It should accept the polyline vertices, and it should return a result consisting of a vector of 8-dof poses. <text:s/></text:p>
      <text:p text:style-name="P2">The package “eigen_to_msg” defines some useful message types for transmitting a path. <text:s/>The example code shows usage.</text:p>
      <text:p text:style-name="P2">The motion corresponding to the cutting contour should be pre-pended with an approach and appended with a depart move. <text:s/>These moves should approach and depart the wall safely. <text:s/>(see, e.g., atlas_hand_kinematics package). <text:s/></text:p>
      <text:p text:style-name="P3">Pelvis Position Action Server:</text:p>
      <text:p text:style-name="P2">The height of the pelvis is controllable using coordinated motion of the legs. <text:s/>(See example_whole_body). <text:s/>This server should accept requests corresponding to pelvis height and move the leg joints accordingly to achieve this height. <text:s/>Ideally, pelvis sagittal (front/back) pelvis motion would be automatically adjusted as well to keep the whole-body COM centered within the support polygon (based on feedback from the ankle torques).</text:p>
      <text:p text:style-name="P2"/>
      <text:p text:style-name="P3">Coordinated Motion Execution: </text:p>
      <text:p text:style-name="P2">Given a path, defined as a sequence of 8-DOF poses to reach, the path should be executed, coordinating <text:s/>pelvis motions with arm and torso motions. <text:s/>This motion program should communicate with the pelvis <text:soft-page-break/>position action server as well as with the joint_traj_behavior action server. <text:s/>(See example_traj_client). <text:s/></text:p>
      <text:p text:style-name="P2"/>
      <text:p text:style-name="P2">The entire system should be integrated to work together in drcsim. <text:s/>Be prepared to demonstrate your team's solution in class.</text:p>
      <text:p text:style-name="P2"/>
      <text:p text:style-name="P2">The resulting solution should involve:</text:p>
      <text:p text:style-name="P2">*preposition the robot in front of a wall (approximately 0.6m from pelvis origin to wall)</text:p>
      <text:p text:style-name="P2">*display LIDAR points in rviz</text:p>
      <text:p text:style-name="P2">*enable the operator to define the wall by selection of 3 patches</text:p>
      <text:p text:style-name="P2">*provide a cuttability overlay on the wall for the operator</text:p>
      <text:p text:style-name="P2">*enable the operator to define cutting-contour vertices</text:p>
      <text:p text:style-name="P2">*invoke execution of the cutting trajectory, with approach, cutting in 8DOF, and depart</text:p>
      <text:p text:style-name="P2"/>
      <text:p text:style-name="P2">Submit a (brief) document describing your approach, your interfaces, and any useful observations. <text:s/>Identify your packages and how to run them. <text:s/>Zip up your packages and submit them with your repo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yatt Newman</meta:initial-creator>
    <meta:creation-date>2014-09-22T16:42:48</meta:creation-date>
    <dc:date>2014-11-11T17:43:06</dc:date>
    <dc:creator>Wyatt Newman</dc:creator>
    <meta:editing-duration>PT22M34S</meta:editing-duration>
    <meta:editing-cycles>8</meta:editing-cycles>
    <meta:generator>LibreOffice/3.5$Linux_X86_64 LibreOffice_project/350m1$Build-2</meta:generator>
    <meta:document-statistic meta:table-count="0" meta:image-count="0" meta:object-count="0" meta:page-count="2" meta:paragraph-count="28" meta:word-count="536" meta:character-count="3645" meta:non-whitespace-character-count="3104"/>
  </office:meta>
</office:document-meta>
</file>